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="none" draw:fill-color="#ffffff" draw:textarea-horizontal-align="justify" draw:textarea-vertical-align="middle" draw:auto-grow-height="false" fo:min-height="0.952cm" fo:min-width="2.208cm" fo:padding-top="0.165cm" fo:padding-bottom="0.165cm" fo:padding-left="0.29cm" fo:padding-right="0.29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57cm" fo:min-width="1.014cm"/>
    </style:style>
    <style:style style:name="gr3" style:family="graphic" style:parent-style-name="standard">
      <style:graphic-properties draw:fill="none" draw:fill-color="#ffffff" draw:textarea-horizontal-align="justify" draw:textarea-vertical-align="middle" draw:auto-grow-height="false" fo:min-height="1.032cm" fo:min-width="2.28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opacity="0%" draw:textarea-horizontal-align="justify" draw:textarea-vertical-align="middle" draw:auto-grow-height="false" fo:min-height="3.35cm" fo:min-width="8.397cm"/>
    </style:style>
    <style:style style:name="gr6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0.688cm" fo:min-width="0.343cm" draw:shadow="hidden"/>
    </style:style>
    <style:style style:name="gr7" style:family="graphic" style:parent-style-name="standard" style:list-style-name="L1">
      <style:graphic-properties svg:stroke-width="0.018cm" draw:marker-start-width="0.227cm" draw:marker-end-width="0.227cm" draw:fill="none" draw:fill-color="#ffffff" draw:textarea-horizontal-align="justify" draw:textarea-vertical-align="middle" draw:auto-grow-height="false" fo:min-height="1.014cm" fo:min-width="2.27cm" fo:padding-top="0.134cm" fo:padding-bottom="0.134cm" fo:padding-left="0.259cm" fo:padding-right="0.259cm"/>
    </style:style>
    <style:style style:name="gr8" style:family="graphic" style:parent-style-name="standard" style:list-style-name="L1">
      <style:graphic-properties svg:stroke-width="0.018cm" draw:marker-start-width="0.227cm" draw:marker-end-width="0.227cm" draw:fill="none" draw:fill-color="#ffffff" draw:textarea-horizontal-align="justify" draw:textarea-vertical-align="middle" draw:auto-grow-height="false" fo:min-height="1.014cm" fo:min-width="2.27cm" fo:padding-top="0.134cm" fo:padding-bottom="0.134cm" fo:padding-left="0.259cm" fo:padding-right="0.259cm"/>
    </style:style>
    <style:style style:name="P1" style:family="paragraph">
      <style:paragraph-properties fo:text-align="center"/>
      <style:text-properties fo:font-size="7pt"/>
    </style:style>
    <style:style style:name="P2" style:family="paragraph">
      <loext:graphic-properties draw:fill="none" draw:fill-color="#ffffff"/>
      <style:paragraph-properties fo:text-align="center"/>
      <style:text-properties style:font-name="Verdana" fo:font-size="7pt"/>
    </style:style>
    <style:style style:name="P3" style:family="paragraph">
      <loext:graphic-properties draw:fill="none"/>
      <style:paragraph-properties fo:text-align="center"/>
      <style:text-properties style:font-name="Verdana" fo:font-size="7pt"/>
    </style:style>
    <style:style style:name="P4" style:family="paragraph">
      <style:paragraph-properties fo:margin-left="0cm" fo:margin-right="0cm" fo:margin-top="0cm" fo:margin-bottom="0.353cm" fo:line-height="115%" fo:text-align="center" fo:text-indent="0cm" style:text-autospace="none"/>
      <style:text-properties fo:font-size="7pt"/>
    </style:style>
    <style:style style:name="P5" style:family="paragraph">
      <loext:graphic-properties draw:fill="none" draw:fill-color="#ffffff"/>
      <style:paragraph-properties fo:margin-left="0cm" fo:margin-right="0cm" fo:margin-top="0cm" fo:margin-bottom="0.353cm" fo:line-height="115%" fo:text-align="center" fo:text-indent="0cm" style:text-autospace="none"/>
      <style:text-properties style:font-name="Verdana" fo:font-size="7pt"/>
    </style:style>
    <style:style style:name="P6" style:family="paragraph">
      <loext:graphic-properties draw:opacity="0%"/>
      <style:paragraph-properties fo:text-align="center"/>
      <style:text-properties fo:font-size="7pt"/>
    </style:style>
    <style:style style:name="P7" style:family="paragraph">
      <loext:graphic-properties draw:fill="none"/>
      <style:paragraph-properties fo:text-align="center"/>
      <style:text-properties fo:font-size="7pt"/>
    </style:style>
    <style:style style:name="P8" style:family="paragraph">
      <loext:graphic-properties draw:fill="solid" draw:fill-color="#ffffff" draw:opacity="100%"/>
      <style:paragraph-properties fo:text-align="center"/>
      <style:text-properties style:font-name="Verdana" fo:font-size="7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7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Verdana" fo:font-size="7pt" fo:font-weight="normal" style:font-weight-asian="normal" style:font-weight-complex="normal"/>
    </style:style>
    <style:style style:name="P11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style:font-name="Verdana" fo:font-size="7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.353cm" fo:line-height="115%" fo:text-align="center" fo:text-indent="0cm" style:text-autospace="none"/>
      <style:text-properties fo:font-size="11pt"/>
    </style:style>
    <style:style style:name="P14" style:family="paragraph">
      <loext:graphic-properties draw:fill="none" draw:fill-color="#ffffff"/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fo:language="en" fo:country="US" style:font-name-asian="SimSun" style:font-size-asian="11pt" style:font-name-complex="Calibri" style:font-size-complex="11pt" style:language-complex="ar" style:country-complex="SA"/>
    </style:style>
    <style:style style:name="T1" style:family="text">
      <style:text-properties style:font-name="Verdana" fo:font-size="7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Verdana" fo:font-size="7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2.788cm" svg:height="1.282cm" svg:x="14.852cm" svg:y="8.882cm">
          <text:p text:style-name="P1"><text:span text:style-name="T1">DistributionChamber</text:span></text:p>
          <text:p text:style-name="P1"><text:span text:style-name="T1">El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2.14cm" svg:height="1.283cm" svg:x="15.176cm" svg:y="6.252cm">
          <text:p text:style-name="P1"><text:span text:style-name="T1">Classification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2.788cm" svg:height="1.282cm" svg:x="14.852cm" svg:y="4.321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6.246cm" svg:y1="6.252cm" svg:x2="16.246cm" svg:y2="5.603cm" draw:start-shape="id1" draw:start-glue-point="4" draw:end-shape="id2" draw:end-glue-point="2" svg:d="M16246 6252v-649" svg:viewBox="0 0 1 650">
          <text:p/>
        </draw:connector>
        <draw:custom-shape draw:style-name="gr2" draw:text-style-name="P3" xml:id="id3" draw:id="id3" draw:layer="layout" svg:width="2.14cm" svg:height="1.283cm" svg:x="12.3cm" svg:y="6.252cm">
          <text:p text:style-name="P1"><text:span text:style-name="T1">Object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" draw:id="id4" draw:layer="layout" svg:width="2.788cm" svg:height="1.282cm" svg:x="11.976cm" svg:y="4.321cm">
          <text:p text:style-name="P4"><text:span text:style-name="T2">Tren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3.37cm" svg:y1="6.252cm" svg:x2="13.37cm" svg:y2="5.603cm" draw:start-shape="id3" draw:start-glue-point="4" draw:end-shape="id4" draw:end-glue-point="2" svg:d="M13370 6252v-649" svg:viewBox="0 0 1 650">
          <text:p/>
        </draw:connector>
        <draw:custom-shape draw:style-name="gr2" draw:text-style-name="P3" xml:id="id5" draw:id="id5" draw:layer="layout" svg:width="2.14cm" svg:height="1.283cm" svg:x="18.052cm" svg:y="6.252cm">
          <text:p text:style-name="P1"><text:span text:style-name="T1">Pre-defined 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2.788cm" svg:height="1.282cm" svg:x="17.727cm" svg:y="4.321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9.122cm" svg:y1="6.252cm" svg:x2="19.121cm" svg:y2="5.603cm" draw:start-shape="id5" draw:start-glue-point="4" draw:end-shape="id6" draw:end-glue-point="2" svg:d="M19122 6252l-1-649" svg:viewBox="0 0 2 650">
          <text:p/>
        </draw:connector>
        <draw:custom-shape draw:style-name="gr5" draw:text-style-name="P6" xml:id="id7" draw:id="id7" draw:layer="layout" svg:width="8.897cm" svg:height="3.6cm" svg:x="11.796cm" svg:y="4.099cm">
          <text:p/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16.244cm" svg:y1="7.699cm" svg:x2="16.246cm" svg:y2="8.882cm" draw:start-shape="id7" draw:start-glue-point="2" draw:end-shape="id8" draw:end-glue-point="0" svg:d="M16244 7699l2 1183" svg:viewBox="0 0 3 1184">
          <text:p/>
        </draw:connector>
        <draw:custom-shape draw:style-name="gr6" draw:text-style-name="P8" xml:id="id11" draw:id="id11" draw:layer="layout" svg:width="1.685cm" svg:height="1.876cm" svg:x="15.413cm" svg:y="17.099cm">
          <text:p text:style-name="P1"><text:span text:style-name="T1">Create</text:span></text:p>
          <text:p text:style-name="P1"><text:span text:style-name="T1">No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0" xml:id="id10" draw:id="id10" draw:layer="layout" svg:width="2.788cm" svg:height="1.282cm" svg:x="14.851cm" svg:y="14.803cm">
          <text:p text:style-name="P9"><text:span text:style-name="T3">Mid-top </text:span></text:p>
          <text:p text:style-name="P9"><text:span text:style-name="T3">599mm horizontal 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xml:id="id9" draw:id="id9" draw:layer="layout" svg:width="1.685cm" svg:height="1.876cm" svg:x="15.413cm" svg:y="12.028cm">
          <text:p text:style-name="P9"><text:span text:style-name="T1">Create </text:span></text:p>
          <text:p text:style-name="P9"><text:span text:style-name="T1">10mm</text:span></text:p>
          <text:p text:style-name="P9"><text:span text:style-name="T1">Horizontal</text:span></text:p>
          <text:p text:style-name="P1"><text:span text:style-name="T1">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2" draw:layer="layout" draw:type="line" svg:x1="16.256cm" svg:y1="13.904cm" svg:x2="16.245cm" svg:y2="14.803cm" draw:start-shape="id9" draw:start-glue-point="6" draw:end-shape="id10" draw:end-glue-point="0" svg:d="M16256 13904l-11 899" svg:viewBox="0 0 12 900">
          <text:p/>
        </draw:connector>
        <draw:custom-shape draw:style-name="gr8" draw:text-style-name="P10" xml:id="id12" draw:id="id12" draw:layer="layout" svg:width="2.788cm" svg:height="1.282cm" svg:x="14.851cm" svg:y="19.799cm">
          <text:p text:style-name="P9"><text:span text:style-name="T3">FX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svg:x1="16.256cm" svg:y1="18.975cm" svg:x2="16.245cm" svg:y2="19.799cm" draw:start-shape="id11" draw:start-glue-point="6" draw:end-shape="id12" draw:end-glue-point="0" svg:d="M16256 18975v409h-11v415" svg:viewBox="0 0 12 825">
          <text:p/>
        </draw:connector>
        <draw:custom-shape draw:style-name="gr6" draw:text-style-name="P8" xml:id="id28" draw:id="id28" draw:layer="layout" svg:width="1.685cm" svg:height="1.876cm" svg:x="21.055cm" svg:y="8.724cm">
          <text:p text:style-name="P1"><text:span text:style-name="T1">Collid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3" draw:id="id13" draw:layer="layout" svg:width="2.14cm" svg:height="1.283cm" svg:x="11.796cm" svg:y="8.916cm">
          <text:p text:style-name="P1"><text:span text:style-name="T1">Has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2" draw:layer="layout" draw:type="line" svg:x1="14.852cm" svg:y1="9.523cm" svg:x2="13.936cm" svg:y2="9.558cm" draw:start-shape="id8" draw:start-glue-point="3" draw:end-shape="id13" draw:end-glue-point="10" svg:d="M14852 9523l-916 35" svg:viewBox="0 0 917 36">
          <text:p/>
        </draw:connector>
        <draw:custom-shape draw:style-name="gr3" draw:text-style-name="P14" xml:id="id14" draw:id="id14" draw:layer="layout" svg:width="2.788cm" svg:height="1.282cm" svg:x="8.289cm" svg:y="8.917cm">
          <text:p text:style-name="P13"><text:span text:style-name="T2">FlowSeg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11.796cm" svg:y1="9.558cm" svg:x2="11.077cm" svg:y2="9.558cm" draw:start-shape="id13" draw:start-glue-point="6" draw:end-shape="id14" draw:end-glue-point="1" svg:d="M11796 9558h-719" svg:viewBox="0 0 720 1">
          <text:p/>
        </draw:connector>
        <draw:custom-shape draw:style-name="gr2" draw:text-style-name="P3" xml:id="id15" draw:id="id15" draw:layer="layout" svg:width="2.14cm" svg:height="1.283cm" svg:x="6.549cm" svg:y="13.052cm">
          <text:p text:style-name="P1"><text:span text:style-name="T1">Classification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6" draw:id="id16" draw:layer="layout" svg:width="2.788cm" svg:height="1.282cm" svg:x="6.224cm" svg:y="11.121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7.619cm" svg:y1="13.052cm" svg:x2="7.618cm" svg:y2="12.403cm" draw:start-shape="id15" draw:start-glue-point="4" draw:end-shape="id16" draw:end-glue-point="2" svg:d="M7619 13052l-1-649" svg:viewBox="0 0 2 650">
          <text:p/>
        </draw:connector>
        <draw:custom-shape draw:style-name="gr2" draw:text-style-name="P3" xml:id="id17" draw:id="id17" draw:layer="layout" svg:width="2.14cm" svg:height="1.283cm" svg:x="3.673cm" svg:y="13.052cm">
          <text:p text:style-name="P1"><text:span text:style-name="T1">Object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xml:id="id18" draw:id="id18" draw:layer="layout" svg:width="2.788cm" svg:height="1.282cm" svg:x="3.348cm" svg:y="11.121cm">
          <text:p text:style-name="P13"><text:span text:style-name="T2">Minor Se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.743cm" svg:y1="13.052cm" svg:x2="4.742cm" svg:y2="12.403cm" draw:start-shape="id17" draw:start-glue-point="4" draw:end-shape="id18" draw:end-glue-point="2" svg:d="M4743 13052l-1-649" svg:viewBox="0 0 2 650">
          <text:p/>
        </draw:connector>
        <draw:custom-shape draw:style-name="gr2" draw:text-style-name="P3" xml:id="id19" draw:id="id19" draw:layer="layout" svg:width="2.14cm" svg:height="1.283cm" svg:x="9.425cm" svg:y="13.052cm">
          <text:p text:style-name="P1"><text:span text:style-name="T1">Pre-defined 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0" draw:id="id20" draw:layer="layout" svg:width="2.788cm" svg:height="1.282cm" svg:x="9.1cm" svg:y="11.121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0.495cm" svg:y1="13.052cm" svg:x2="10.494cm" svg:y2="12.403cm" draw:start-shape="id19" draw:start-glue-point="4" draw:end-shape="id20" draw:end-glue-point="2" svg:d="M10495 13052l-1-649" svg:viewBox="0 0 2 650">
          <text:p/>
        </draw:connector>
        <draw:custom-shape draw:style-name="gr5" draw:text-style-name="P6" xml:id="id21" draw:id="id21" draw:layer="layout" svg:width="8.897cm" svg:height="3.6cm" svg:x="3.169cm" svg:y="10.899cm">
          <text:p/>
          <draw:enhanced-geometry svg:viewBox="0 0 21600 21600" draw:type="rectangle" draw:enhanced-path="M 0 0 L 21600 0 21600 21600 0 21600 0 0 Z N"/>
        </draw:custom-shape>
        <draw:connector draw:style-name="gr4" draw:text-style-name="P12" draw:layer="layout" svg:x1="7.617cm" svg:y1="10.899cm" svg:x2="8.289cm" svg:y2="9.558cm" draw:start-shape="id21" draw:start-glue-point="0" draw:end-shape="id14" draw:end-glue-point="3" svg:d="M7617 10899v-1341h672" svg:viewBox="0 0 673 1342">
          <text:p/>
        </draw:connector>
        <draw:connector draw:style-name="gr4" draw:text-style-name="P12" draw:layer="layout" draw:type="line" svg:x1="16.246cm" svg:y1="10.164cm" svg:x2="16.256cm" svg:y2="12.028cm" draw:start-shape="id8" draw:start-glue-point="2" draw:end-shape="id9" draw:end-glue-point="4" svg:d="M16246 10164l10 1864" svg:viewBox="0 0 11 1865">
          <text:p/>
        </draw:connector>
        <draw:connector draw:style-name="gr4" draw:text-style-name="P12" draw:layer="layout" draw:type="line" svg:x1="16.245cm" svg:y1="16.085cm" svg:x2="16.255cm" svg:y2="17.099cm" draw:start-shape="id10" draw:start-glue-point="2" draw:end-shape="id11" svg:d="M16245 16085l10 1014" svg:viewBox="0 0 11 1015">
          <text:p/>
        </draw:connector>
        <draw:custom-shape draw:style-name="gr5" draw:text-style-name="P6" draw:layer="layout" svg:width="8.897cm" svg:height="3.6cm" svg:x="11.796cm" svg:y="4.0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30" draw:id="id30" draw:layer="layout" svg:width="8.897cm" svg:height="3.6cm" svg:x="23.143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4" draw:id="id24" draw:layer="layout" svg:width="2.14cm" svg:height="1.283cm" svg:x="26.54cm" svg:y="6.2cm">
          <text:p text:style-name="P1"><text:span text:style-name="T1">Classification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6" draw:id="id26" draw:layer="layout" svg:width="2.14cm" svg:height="1.283cm" svg:x="29.5cm" svg:y="6.2cm">
          <text:p text:style-name="P1"><text:span text:style-name="T1">Pre-defined 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2" draw:id="id22" draw:layer="layout" svg:width="2.14cm" svg:height="1.283cm" svg:x="23.7cm" svg:y="6.2cm">
          <text:p text:style-name="P1"><text:span text:style-name="T1">Object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24.77cm" svg:y1="6.2cm" svg:x2="24.734cm" svg:y2="5.582cm" draw:start-shape="id22" draw:start-glue-point="4" draw:end-shape="id23" draw:end-glue-point="2" svg:d="M24770 6200l-36-618" svg:viewBox="0 0 37 619">
          <text:p/>
        </draw:connector>
        <draw:connector draw:style-name="gr4" draw:text-style-name="P3" draw:layer="layout" draw:type="line" svg:x1="27.61cm" svg:y1="6.2cm" svg:x2="27.646cm" svg:y2="5.6cm" draw:start-shape="id24" draw:start-glue-point="4" draw:end-shape="id25" draw:end-glue-point="2" svg:d="M27610 6200l36-600" svg:viewBox="0 0 37 601">
          <text:p/>
        </draw:connector>
        <draw:custom-shape draw:style-name="gr3" draw:text-style-name="P5" xml:id="id23" draw:id="id23" draw:layer="layout" svg:width="2.788cm" svg:height="1.282cm" svg:x="23.34cm" svg:y="4.3cm">
          <text:p text:style-name="P4"><text:span text:style-name="T2">Trench C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5" draw:id="id25" draw:layer="layout" svg:width="2.788cm" svg:height="1.282cm" svg:x="26.252cm" svg:y="4.318cm">
          <text:p text:style-name="P4"><text:span text:style-name="T2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7" draw:id="id27" draw:layer="layout" svg:width="2.788cm" svg:height="1.282cm" svg:x="29.14cm" svg:y="4.3cm">
          <text:p text:style-name="P4"><text:span text:style-name="T2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30.57cm" svg:y1="6.2cm" svg:x2="30.534cm" svg:y2="5.582cm" draw:start-shape="id26" draw:start-glue-point="4" draw:end-shape="id27" draw:end-glue-point="2" svg:d="M30570 6200l-36-618" svg:viewBox="0 0 37 619">
          <text:p/>
        </draw:connector>
        <draw:custom-shape draw:style-name="gr1" draw:text-style-name="P2" xml:id="id29" draw:id="id29" draw:layer="layout" svg:width="2.788cm" svg:height="1.282cm" svg:x="26.252cm" svg:y="9.018cm">
          <text:p text:style-name="P1"><text:span text:style-name="T1">Cov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svg:x1="17.639cm" svg:y1="20.44cm" svg:x2="21.055cm" svg:y2="9.662cm" draw:start-shape="id12" draw:start-glue-point="1" draw:end-shape="id28" draw:end-glue-point="5" svg:d="M17639 20440h1712v-10778h1704" svg:viewBox="0 0 3417 10779">
          <text:p/>
        </draw:connector>
        <draw:connector draw:style-name="gr4" draw:text-style-name="P12" draw:layer="layout" draw:type="line" svg:x1="26.252cm" svg:y1="9.659cm" svg:x2="22.74cm" svg:y2="9.662cm" draw:start-shape="id29" draw:start-glue-point="3" draw:end-shape="id28" draw:end-glue-point="1" svg:d="M26252 9659l-3512 3" svg:viewBox="0 0 3513 4">
          <text:p/>
        </draw:connector>
        <draw:connector draw:style-name="gr4" draw:text-style-name="P12" draw:layer="layout" draw:type="line" svg:x1="27.591cm" svg:y1="7.7cm" svg:x2="27.646cm" svg:y2="9.018cm" draw:start-shape="id30" draw:start-glue-point="2" draw:end-shape="id29" draw:end-glue-point="0" svg:d="M27591 7700l55 1318" svg:viewBox="0 0 56 13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2.54cm" fo:margin-right="2.54cm" fo:page-width="42.4cm" fo:page-height="22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4T15:25:51.916000000</meta:creation-date>
    <dc:date>2018-10-31T14:14:51.748000000</dc:date>
    <meta:editing-duration>PT54M16S</meta:editing-duration>
    <meta:editing-cycles>11</meta:editing-cycles>
    <meta:generator>LibreOffice/6.0.3.2$Windows_X86_64 LibreOffice_project/8f48d515416608e3a835360314dac7e47fd0b821</meta:generator>
    <meta:document-statistic meta:object-count="51"/>
  </office:meta>
</office:document-meta>
</file>